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05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int a,b,c;</text:p>
      <text:p text:style-name="Standard"><text:s text:c="4"/>printf("enter the values of a and b ");</text:p>
      <text:p text:style-name="Standard"><text:s text:c="4"/>scanf("%d%d",&amp;a,&amp;b);</text:p>
      <text:p text:style-name="Standard"><text:s text:c="4"/>c=a+b;</text:p>
      <text:p text:style-name="Standard"><text:s text:c="4"/>printf("the sum of two numbers is %d\n",c);</text:p>
      <text:p text:style-name="Standard"><text:s text:c="4"/>printf("sum is calculated as above ");</text:p>
      <text:p text:style-name="Standard"><text:s text:c="4"/><text:span text:style-name="T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21:28:53.444400568</meta:creation-date>
    <dc:date>2021-11-09T21:29:31.809273537</dc:date>
    <meta:editing-duration>PT44S</meta:editing-duration>
    <meta:editing-cycles>1</meta:editing-cycles>
    <meta:document-statistic meta:table-count="0" meta:image-count="0" meta:object-count="0" meta:page-count="1" meta:paragraph-count="10" meta:word-count="30" meta:character-count="214" meta:non-whitespace-character-count="166"/>
    <meta:generator>LibreOffice/6.4.7.2$Linux_X86_64 LibreOffice_project/40$Build-2</meta:generator>
  </office:meta>
</office:document-meta>
</file>